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3.88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25cm"/>
    </style:style>
    <style:style style:name="pr7" style:family="presentation" style:parent-style-name="Default-title">
      <style:graphic-properties fo:min-height="16.663cm"/>
    </style:style>
    <style:style style:name="P1" style:family="paragraph">
      <style:text-properties style:font-name="DejaVu Sans1"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style:font-name="DejaVu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27cm" svg:y="7.711cm" presentation:class="title" presentation:user-transformed="true">
          <draw:text-box>
            <text:p text:style-name="P1"><text:span text:style-name="T1">DAS EPISCHE THEATER</text:span></text:p>
          </draw:text-box>
        </draw:frame>
        <draw:frame presentation:style-name="pr2" draw:layer="layout" svg:width="25.199cm" svg:height="3.885cm" svg:x="1.4cm" svg:y="13.208cm" presentation:class="subtitle" presentation:user-transformed="true">
          <draw:text-box>
            <text:p>von Alin Porcic</text:p>
          </draw:text-box>
        </draw:frame>
        <draw:frame draw:style-name="gr1" draw:layer="layout" svg:width="10.922cm" svg:height="0.988cm" svg:x="10.922cm" svg:y="10.229cm">
          <draw:text-box>
            <text:p>(einfach episch)</text:p>
          </draw:text-box>
        </draw:frame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Gliederung</text:span></text:p>
          </draw:text-box>
        </draw:frame>
        <draw:frame presentation:style-name="pr4" draw:text-style-name="P3" draw:layer="layout" svg:width="25.199cm" svg:height="12.179cm" svg:x="1.725cm" svg:y="7.633cm" presentation:class="outline" presentation:user-transformed="true">
          <draw:text-box draw:corner-radius="0.632cm">
            <text:list text:style-name="L4">
              <text:list-item>
                <text:p text:style-name="P3"><text:span text:style-name="T3">Das Epische Theater</text:span></text:p>
              </text:list-item>
              <text:list-item>
                <text:p text:style-name="P3"><text:span text:style-name="T3">Bertolt Brecht</text:span></text:p>
              </text:list-item>
              <text:list-item>
                <text:p text:style-name="P3"><text:span text:style-name="T3">Mutter Courage und ihre Kinder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4">Das Epische Theat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nwickelt von Bertolt Brecht und Erwin Piscator in den 1920er Jahren</text:p>
              </text:list-item>
              <text:list-item>
                <text:p>handelt über gesellschaftliche Ereignisse z.B. Kriege, Revolutionen, ...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draw:frame presentation:style-name="pr1" draw:text-style-name="P4" draw:layer="layout" svg:width="25.199cm" svg:height="3.625cm" svg:x="1.4cm" svg:y="0.778cm" presentation:class="title" presentation:user-transformed="true">
          <draw:text-box>
            <text:p text:style-name="P4"><text:span text:style-name="T4">Was sind die Ziele des Epischen Theaters?</text:span>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4">
              <text:list-item>
                <text:p>einen aktiv mitdenkenden Zuschauer</text:p>
              </text:list-item>
              <text:list-item>
                <text:p>einen distanzierten und kritischen Zuschauer</text:p>
              </text:list-item>
              <text:list-item>
                <text:p>keine Einzelschicksale</text:p>
              </text:list-item>
              <text:list-item>
                <text:p>keinen Spannungsverlauf, lose Szenen</text:p>
              </text:list-item>
              <text:list-item>
                <text:p>Zuschauer soll gesellschaftliche Erkenntnisse sammeln</text:p>
              </text:list-item>
              <text:list-item>
                <text:p>Zuschauer soll die Gesellschaft zum Bessern verändern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draw:frame presentation:style-name="pr1" draw:text-style-name="P4" draw:layer="layout" svg:width="25.199cm" svg:height="3.625cm" svg:x="1.4cm" svg:y="0.778cm" presentation:class="title" presentation:user-transformed="true">
          <draw:text-box>
            <text:p text:style-name="P4"><text:span text:style-name="T4">Wie erreicht das Epische Theater diese Ziele?</text:span></text:p>
          </draw:text-box>
        </draw:frame>
        <draw:frame presentation:style-name="pr4" draw:layer="layout" svg:width="25.199cm" svg:height="12.179cm" svg:x="1.4cm" svg:y="6.617cm" presentation:class="outline" presentation:user-transformed="true">
          <draw:text-box>
            <text:list text:style-name="L4">
              <text:list-item>
                <text:p>durch sogenannte “V-Effekte” (=Verfremdungseffekte) – sind Methoden, die die Aufgabe haben die Spannung, die entstehen kann, zu entfernen → damit der Zuschauer kritisch mitdenken kann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4">Verfremdungseffekt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zeneninhalt wird vor der Szene erzählt</text:p>
              </text:list-item>
              <text:list-item>
                <text:p>das Bühnenbild wird verfälscht → z.B. Figuren tragen nicht passende Kleidung</text:p>
              </text:list-item>
              <text:list-item>
                <text:p>Figuren treten aus ihren Rollen aus</text:p>
              </text:list-item>
            </text:list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4">Bertolt Brecht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draw:frame presentation:style-name="pr6" draw:text-style-name="P4" draw:layer="layout" svg:width="27.178cm" svg:height="3.625cm" svg:x="0.508cm" svg:y="0.778cm" presentation:class="title" presentation:user-transformed="true">
          <draw:text-box>
            <text:p text:style-name="P4"><text:span text:style-name="T4">Mutter Courage und ihre Kinder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4">Inhaltsangab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draw:frame presentation:style-name="pr7" draw:text-style-name="P4" draw:layer="layout" svg:width="27.94cm" svg:height="16.663cm" svg:x="0.06cm" svg:y="0.762cm" presentation:class="title" presentation:user-transformed="true">
          <draw:text-box>
            <text:p text:style-name="P4"><text:span text:style-name="T4">VIELEN DANK</text:span><text:span text:style-name="T4"><text:line-break/></text:span><text:span text:style-name="T4">FÜR EURE AUFMERKSAMKEIT!</text:span></text:p>
          </draw:text-box>
        </draw:frame>
        <anim:par presentation:node-type="timing-root">
          <anim:par smil:begin="id1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9:50:08.589338607</meta:creation-date>
    <dc:date>2015-02-02T20:36:20.266352950</dc:date>
    <meta:editing-duration>PT46M13S</meta:editing-duration>
    <meta:editing-cycles>1</meta:editing-cycles>
    <meta:document-statistic meta:object-count="61"/>
    <meta:generator>LibreOffice/4.3.5.2.0$Linux_X86_64 LibreOffice_project/430m0$Build-2</meta:generator>
  </office:meta>
</office:document-meta>
</file>